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4232e" officeooo:paragraph-rsid="0014232e"/>
    </style:style>
    <style:style style:name="P2" style:family="paragraph" style:parent-style-name="Standard">
      <style:text-properties officeooo:rsid="00290bac" officeooo:paragraph-rsid="00290bac"/>
    </style:style>
    <style:style style:name="P3" style:family="paragraph" style:parent-style-name="Standard">
      <style:text-properties officeooo:rsid="0028bce7" officeooo:paragraph-rsid="002cd381"/>
    </style:style>
    <style:style style:name="P4" style:family="paragraph" style:parent-style-name="Standard">
      <style:text-properties officeooo:rsid="0023df4e" officeooo:paragraph-rsid="00236233"/>
    </style:style>
    <style:style style:name="P5" style:family="paragraph" style:parent-style-name="Standard">
      <style:text-properties officeooo:rsid="0029ac42" officeooo:paragraph-rsid="0029ac42"/>
    </style:style>
    <style:style style:name="P6" style:family="paragraph" style:parent-style-name="Standard">
      <style:text-properties officeooo:rsid="0014232e" officeooo:paragraph-rsid="0014232e"/>
    </style:style>
    <style:style style:name="P7" style:family="paragraph" style:parent-style-name="Standard">
      <style:text-properties officeooo:rsid="0029e133" officeooo:paragraph-rsid="0029e133"/>
    </style:style>
    <style:style style:name="P8" style:family="paragraph" style:parent-style-name="Standard">
      <style:text-properties officeooo:rsid="0029e133" officeooo:paragraph-rsid="002d8601"/>
    </style:style>
    <style:style style:name="P9" style:family="paragraph" style:parent-style-name="Standard">
      <style:text-properties officeooo:rsid="0029e133" officeooo:paragraph-rsid="002ee1b6"/>
    </style:style>
    <style:style style:name="P10" style:family="paragraph" style:parent-style-name="Standard">
      <style:text-properties officeooo:rsid="0028c05b" officeooo:paragraph-rsid="0023df4e"/>
    </style:style>
    <style:style style:name="P11" style:family="paragraph" style:parent-style-name="Standard">
      <style:text-properties officeooo:rsid="002b3143" officeooo:paragraph-rsid="002b3143"/>
    </style:style>
    <style:style style:name="P12" style:family="paragraph" style:parent-style-name="Standard">
      <style:text-properties officeooo:rsid="002b3143" officeooo:paragraph-rsid="002db10e"/>
    </style:style>
    <style:style style:name="P13" style:family="paragraph" style:parent-style-name="Standard">
      <style:text-properties officeooo:rsid="002b3143" officeooo:paragraph-rsid="002ee1b6"/>
    </style:style>
    <style:style style:name="P14" style:family="paragraph" style:parent-style-name="Standard">
      <style:text-properties officeooo:rsid="002cd381" officeooo:paragraph-rsid="002cd381"/>
    </style:style>
    <style:style style:name="P15" style:family="paragraph" style:parent-style-name="Standard" style:list-style-name="L2">
      <style:text-properties officeooo:rsid="002cd381" officeooo:paragraph-rsid="002cd381"/>
    </style:style>
    <style:style style:name="P16" style:family="paragraph" style:parent-style-name="Standard">
      <style:text-properties officeooo:rsid="002cd381" officeooo:paragraph-rsid="002ee1b6"/>
    </style:style>
    <style:style style:name="P17" style:family="paragraph" style:parent-style-name="Standard">
      <style:text-properties officeooo:rsid="002d8601" officeooo:paragraph-rsid="002d8601"/>
    </style:style>
    <style:style style:name="P18" style:family="paragraph" style:parent-style-name="Standard">
      <style:text-properties officeooo:rsid="002d8601" officeooo:paragraph-rsid="002ee1b6"/>
    </style:style>
    <style:style style:name="P19" style:family="paragraph" style:parent-style-name="Standard">
      <style:text-properties officeooo:rsid="002db10e" officeooo:paragraph-rsid="002db10e"/>
    </style:style>
    <style:style style:name="P20" style:family="paragraph" style:parent-style-name="Standard" style:list-style-name="L3">
      <style:text-properties officeooo:rsid="002db10e" officeooo:paragraph-rsid="002db10e"/>
    </style:style>
    <style:style style:name="P21" style:family="paragraph" style:parent-style-name="Standard">
      <style:text-properties officeooo:rsid="002ee1b6" officeooo:paragraph-rsid="002ee1b6"/>
    </style:style>
    <style:style style:name="P22" style:family="paragraph" style:parent-style-name="Standard">
      <style:text-properties fo:font-weight="bold" officeooo:rsid="002b3143" officeooo:paragraph-rsid="002ee1b6" style:font-weight-asian="bold" style:font-weight-complex="bold"/>
    </style:style>
    <style:style style:name="P23" style:family="paragraph" style:parent-style-name="Standard">
      <style:text-properties fo:font-weight="bold" officeooo:rsid="002ee1b6" officeooo:paragraph-rsid="002ee1b6" style:font-weight-asian="bold" style:font-weight-complex="bold"/>
    </style:style>
    <style:style style:name="P24" style:family="paragraph" style:parent-style-name="Standard">
      <style:text-properties fo:font-weight="bold" officeooo:rsid="0029ac42" officeooo:paragraph-rsid="0029ac42" style:font-weight-asian="bold" style:font-weight-complex="bold"/>
    </style:style>
    <style:style style:name="P25" style:family="paragraph" style:parent-style-name="Standard">
      <style:text-properties fo:font-weight="bold" officeooo:rsid="000f8dbb" officeooo:paragraph-rsid="0014232e" style:font-weight-asian="bold" style:font-weight-complex="bold"/>
    </style:style>
    <style:style style:name="P26" style:family="paragraph" style:parent-style-name="Standard">
      <style:text-properties fo:font-weight="bold" officeooo:rsid="00115ef6" officeooo:paragraph-rsid="0014232e" style:font-weight-asian="bold" style:font-weight-complex="bold"/>
    </style:style>
    <style:style style:name="P27" style:family="paragraph" style:parent-style-name="Standard">
      <style:text-properties fo:font-weight="bold" officeooo:rsid="00236233" officeooo:paragraph-rsid="00236233" style:font-weight-asian="bold" style:font-weight-complex="bold"/>
    </style:style>
    <style:style style:name="P28" style:family="paragraph" style:parent-style-name="Standard">
      <style:text-properties fo:font-weight="bold" officeooo:rsid="00024706" officeooo:paragraph-rsid="0014232e" style:font-weight-asian="bold" style:font-weight-complex="bold"/>
    </style:style>
    <style:style style:name="P29" style:family="paragraph" style:parent-style-name="Standard">
      <style:text-properties fo:font-weight="bold" officeooo:rsid="002cd381" officeooo:paragraph-rsid="002cd381" style:font-weight-asian="bold" style:font-weight-complex="bold"/>
    </style:style>
    <style:style style:name="P30" style:family="paragraph" style:parent-style-name="Standard">
      <style:text-properties fo:font-style="italic" fo:font-weight="bold" officeooo:rsid="0029e133" officeooo:paragraph-rsid="0029e133" style:font-style-asian="italic" style:font-weight-asian="bold" style:font-style-complex="italic" style:font-weight-complex="bold"/>
    </style:style>
    <style:style style:name="P31" style:family="paragraph" style:parent-style-name="Standard">
      <style:text-properties fo:font-size="16pt" fo:font-weight="bold" officeooo:rsid="0029ac42" officeooo:paragraph-rsid="0029ac42" style:font-weight-asian="bold" style:font-weight-complex="bold"/>
    </style:style>
    <style:style style:name="P32" style:family="paragraph" style:parent-style-name="Standard">
      <style:text-properties fo:font-size="16pt" fo:font-weight="bold" officeooo:rsid="0014232e" officeooo:paragraph-rsid="0014232e" style:font-weight-asian="bold" style:font-weight-complex="bold"/>
    </style:style>
    <style:style style:name="P33" style:family="paragraph" style:parent-style-name="Standard">
      <style:text-properties fo:font-size="16pt" fo:font-weight="bold" officeooo:rsid="0023df4e" officeooo:paragraph-rsid="0023df4e" style:font-weight-asian="bold" style:font-weight-complex="bold"/>
    </style:style>
    <style:style style:name="P34" style:family="paragraph" style:parent-style-name="Standard">
      <style:text-properties fo:font-size="16pt" fo:font-weight="bold" officeooo:rsid="0023df4e" officeooo:paragraph-rsid="002ee1b6" style:font-weight-asian="bold" style:font-weight-complex="bold"/>
    </style:style>
    <style:style style:name="P35" style:family="paragraph" style:parent-style-name="Standard">
      <style:text-properties officeooo:rsid="0030b5b7" officeooo:paragraph-rsid="0030b5b7"/>
    </style:style>
    <style:style style:name="T1" style:family="text">
      <style:text-properties officeooo:rsid="0014232e"/>
    </style:style>
    <style:style style:name="T2" style:family="text">
      <style:text-properties officeooo:rsid="0029ac42"/>
    </style:style>
    <style:style style:name="T3" style:family="text">
      <style:text-properties officeooo:rsid="0029e133"/>
    </style:style>
    <style:style style:name="T4" style:family="text">
      <style:text-properties officeooo:rsid="002b3143"/>
    </style:style>
    <style:style style:name="T5" style:family="text">
      <style:text-properties officeooo:rsid="002cd381"/>
    </style:style>
    <style:style style:name="T6" style:family="text">
      <style:text-properties officeooo:rsid="002db10e"/>
    </style:style>
    <style:style style:name="T7" style:family="text">
      <style:text-properties officeooo:rsid="002ee1b6"/>
    </style:style>
    <style:style style:name="T8" style:family="text">
      <style:text-properties fo:font-weight="bold" style:font-weight-asian="bold"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ize="16pt"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VIZOP SPECIFICATION</text:p>
      <text:p text:style-name="P24">LINKING OF VALUES</text:p>
      <text:p text:style-name="P25"/>
      <text:p text:style-name="P26">Level: <text:span text:style-name="T1">3</text:span></text:p>
      <text:p text:style-name="P27">Specification ID: 30<text:span text:style-name="T2">6</text:span></text:p>
      <text:p text:style-name="P28">Version: 0.1 (under initial construction)</text:p>
      <text:p text:style-name="P28"/>
      <text:p text:style-name="P32">INTRODUCTION</text:p>
      <text:p text:style-name="P1">This document defines <text:span text:style-name="T2">linking of values within the Vizop data structure</text:span>.</text:p>
      <text:p text:style-name="P5">The user can specify that certain attributes (e.g. numerical or text attributes) in PHA elements can be linked together in a master and slave relationship. When linked, any change to the master value is automatically reflected in the slave's value.</text:p>
      <text:p text:style-name="P5"/>
      <text:p text:style-name="P5">We may also implement “smart linking”. Smart-linked values would auto-update in the same way as described above, except that equipment tag numbers in the slave attribute would be left unchanged. For example, suppose the master value is “High alarm from PAH-100”. The slave value can have a different tag number such as PAH-200. When the master value is updated, e.g. to “High pressure alarm from PAH-100”, the slave value would become “High pressure alarm from PAH-200”.</text:p>
      <text:p text:style-name="P5"/>
      <text:p text:style-name="P2">The <text:span text:style-name="T2">linking </text:span>feature is not high priority and can be skipped for the first release.</text:p>
      <text:p text:style-name="P1"/>
      <text:p text:style-name="P31">IMPLEMENTATION OF LINKING</text:p>
      <text:p text:style-name="P22">Direction of linking</text:p>
      <text:p text:style-name="P13">In principle, linking could be <text:span text:style-name="T5">stored</text:span> in 3 ways:</text:p>
      <text:p text:style-name="P13">1. Link To: parent objects store the link to their slave(s) (0 or more slaves).</text:p>
      <text:p text:style-name="P13">2. Link From: slave objects store the link to their parent (0 or 1 parent).</text:p>
      <text:p text:style-name="P13">3. Link register: a register of all links is kept, separate from the parent and slave objects.</text:p>
      <text:p text:style-name="P16">Vizop uses method 2 (Link From). This is chosen because, most often, the link will have to be followed in the reverse direction, to find the value of the slave object.</text:p>
      <text:p text:style-name="P16"/>
      <text:p text:style-name="P23">Kinds of linking</text:p>
      <text:p text:style-name="P9">There are 2 different kinds of linking.</text:p>
      <text:p text:style-name="P7"/>
      <text:p text:style-name="P30">(1) Linking of attribute values</text:p>
      <text:p text:style-name="P19">An attribute in a PHA element or constant can be linked to an appropriate attribute (of the same type) in the same element or another element. However, linking is not allowed to create circular relationships (e.g. A --&gt; B --&gt; C --&gt; A), and a circular link trapping procedure is required. (This will also be needed in the project file opening procedure.)</text:p>
      <text:p text:style-name="P19"/>
      <text:p text:style-name="P12">To implement <text:span text:style-name="T6">attribute</text:span> linking, any linkable element has an attribute named LinkedFrom, with default value None. When the link is created, LinkedFrom is set to <text:span text:style-name="T6">a LinkItem</text:span> object. <text:span text:style-name="T6">The LinkItem object needs to contain the following attributes:</text:span></text:p>
      <text:list xml:id="list855381406" text:style-name="L3">
        <text:list-item>
          <text:p text:style-name="P20">MasterElement: the element object containing the master attribute (e.g. FTElementInCore instance or ConstantItem instance)</text:p>
        </text:list-item>
        <text:list-item>
          <text:p text:style-name="P20">MasterAttribName: the name of the linked attribute in MasterElement (str)</text:p>
        </text:list-item>
        <text:list-item>
          <text:p text:style-name="P20">SmartTagHash: (dict) keys: (InstrumentTagItem) tag in the master attrib; values: (InstrumentTagItem) replace every instance of the key tag with this tag in the slave attrib</text:p>
        </text:list-item>
      </text:list>
      <text:p text:style-name="P7"/>
      <text:p text:style-name="P30">(2) Linking of PHA elements</text:p>
      <text:p text:style-name="P7">A PHA element can be linked to another element. This is how we will implement automatic data transfer from one part of the PHA study to another. For example, a “cause” in a HAZOP study can <text:soft-page-break/>also be used as an initiating event in a Fault Tree, so the Fault Tree initiating event will be linked from the HAZOP cause.</text:p>
      <text:p text:style-name="P7"/>
      <text:p text:style-name="P7">The effect of element linking is that all relevant <text:span text:style-name="T4">attribute values are linked. To implement element linking, any linkable element has a list attribute named LinkedFrom, with default value [] (empty list). When the link is created, LinkedFrom is populated with one or more LinkItem objects, handling linking of each relevant attribute between the master and slave elements.</text:span></text:p>
      <text:p text:style-name="P11"/>
      <text:p text:style-name="P21">If a slave attribute is linked in both ways (1) and (2), link type (1) (direct linking of attribute) overrides the element link (type (2)).</text:p>
      <text:p text:style-name="P21"/>
      <text:p text:style-name="P29">Update of linking</text:p>
      <text:p text:style-name="P3">Creation and deletion of <text:span text:style-name="T3">links</text:span> is undoable.</text:p>
      <text:p text:style-name="P14">If a master or slave object (attribute or element) is edited, the link may need to be updated, and a relevant undo record stored. The edits requiring link updating are:</text:p>
      <text:list xml:id="list3351320623" text:style-name="L2">
        <text:list-item>
          <text:p text:style-name="P15">Delete the master object (delete the link in any slave objects; undoable). In this situation, the slave's values in linked attribute(s) will be changed to CopiedFrom values, with the same values as the doomed master object.</text:p>
        </text:list-item>
        <text:list-item>
          <text:p text:style-name="P15">Delete the slave object (must restore the link on undo)</text:p>
        </text:list-item>
        <text:list-item>
          <text:p text:style-name="P15"/>
        </text:list-item>
      </text:list>
      <text:p text:style-name="P3"/>
      <text:p text:style-name="P4"/>
      <text:p text:style-name="P33">USER INTERFACE FOR <text:span text:style-name="T3">LINKING</text:span></text:p>
      <text:p text:style-name="P8">(1) Linking of attribute values</text:p>
      <text:p text:style-name="P17">To be defined</text:p>
      <text:p text:style-name="P8"/>
      <text:p text:style-name="P8">(2) Linking of PHA elements</text:p>
      <text:p text:style-name="P17">To be defined</text:p>
      <text:p text:style-name="P10"/>
      <text:p text:style-name="P10"/>
      <text:p text:style-name="P34"><text:span text:style-name="T7">STORAGE OF</text:span> <text:span text:style-name="T3">LINKING IN PROJECT FILE</text:span></text:p>
      <text:p text:style-name="P9">(1) Linking of attribute values</text:p>
      <text:p text:style-name="P21">Slave attributes contain a tag &lt;LinkedFrom&gt;:</text:p>
      <text:p text:style-name="P21">&lt;LinkedFrom ID=[master element ID] Attrib=[master attrib name] &gt;</text:p>
      <text:p text:style-name="P21">Then for each item in SmartTagHash attrib of the LinkItem object:</text:p>
      <text:p text:style-name="P21">&lt;SmartTag [master tag's TagItem's ID],[slave tag's TagItem's ID] /&gt;</text:p>
      <text:p text:style-name="P21">Finally:</text:p>
      <text:p text:style-name="P21">&lt;/LinkedFrom&gt;</text:p>
      <text:p text:style-name="P21"/>
      <text:p text:style-name="P21">(2) Linking of PHA elements</text:p>
      <text:p text:style-name="P35">To be defined</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10:31:57.572893854</meta:creation-date>
    <meta:generator>LibreOffice/5.4.2.2$MacOSX_X86_64 LibreOffice_project/22b09f6418e8c2d508a9eaf86b2399209b0990f4</meta:generator>
    <dc:date>2019-06-08T14:01:37.621210639</dc:date>
    <meta:editing-duration>P1DT12H32M17S</meta:editing-duration>
    <meta:editing-cycles>22</meta:editing-cycles>
    <meta:document-statistic meta:table-count="0" meta:image-count="0" meta:object-count="0" meta:page-count="2" meta:paragraph-count="50" meta:word-count="732" meta:character-count="4385" meta:non-whitespace-character-count="3711"/>
  </office:meta>
</office:document-meta>
</file>